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6271900021160FDF7C328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/>
    </style:style>
    <style:style style:name="P2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none" style:font-size-asian="11pt"/>
    </style:style>
    <style:style style:name="P3" style:family="paragraph" style:parent-style-name="Standard" style:master-page-name="Standard">
      <style:paragraph-properties fo:margin-top="0in" fo:margin-bottom="0.139in" style:contextual-spacing="false" fo:line-height="100%" style:page-number="auto"/>
    </style:style>
    <style:style style:name="T1" style:family="text">
      <style:text-properties style:font-name="Calibri" fo:font-size="16pt" fo:language="en" fo:country="none" style:font-size-asian="16pt"/>
    </style:style>
    <style:style style:name="T2" style:family="text">
      <style:text-properties style:font-name="Calibri" fo:font-size="11pt" fo:language="en" fo:country="none" style:font-size-asian="11pt"/>
    </style:style>
    <style:style style:name="T3" style:family="text">
      <style:text-properties style:font-name="Calibri" fo:font-size="11pt" fo:language="en" fo:country="US" style:font-size-asian="11pt"/>
    </style:style>
    <style:style style:name="T4" style:family="text">
      <style:text-properties style:font-name="Calibri" fo:font-size="11pt" fo:language="de" fo:country="DE" style:font-size-asian="11pt"/>
    </style:style>
    <style:style style:name="T5" style:family="text">
      <style:text-properties fo:language="en" fo:country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Haskell CheatSheet</text:span></text:p>
      <text:p text:style-name="P1"><text:span text:style-name="T2">length<text:tab/><text:tab/>:: [a] -&gt; Int <text:tab/><text:tab/><text:tab/>length "Abc" = 3</text:span></text:p>
      <text:p text:style-name="P1"><text:span text:style-name="T2">reverse<text:tab/><text:tab/>:: [a] -&gt; [a]<text:tab/><text:tab/><text:tab/>reverse "abc" = "cba"</text:span></text:p>
      <text:p text:style-name="P1"><text:span text:style-name="T2">drop<text:tab/><text:tab/>:: Int -&gt; [a] -&gt; [a] <text:tab/><text:tab/>drop 2 "abcd" = "cd"</text:span></text:p>
      <text:p text:style-name="P1"><text:span text:style-name="T2">dropWhile<text:tab/>:: (a -&gt; Bool) -&gt; [a] -&gt; [a] <text:tab/>dropWhile (&gt;3) [5,3,5] = [3,5]</text:span></text:p>
      <text:p text:style-name="P1"><text:span text:style-name="T2">take<text:tab/><text:tab/>:: Int -&gt; [a] -&gt; [a] <text:tab/><text:tab/>take 3 "abcde" = "abc"</text:span></text:p>
      <text:p text:style-name="P1"><text:span text:style-name="T2">takeWhile<text:tab/>:: (a -&gt; Bool) -&gt; [a] -&gt; [a] <text:tab/>takeWhile (&gt; 2) [3,2,1] = [3]</text:span></text:p>
      <text:p text:style-name="P2"/>
      <text:p text:style-name="P1"><text:span text:style-name="T2">elem<text:tab/><text:tab/>:: Eq a =&gt; a -&gt; [a] -&gt; Bool <text:tab/>'a' `elem` "abc" = True</text:span></text:p>
      <text:p text:style-name="P1"><text:span text:style-name="T2">head<text:tab/><text:tab/>:: [a] -&gt; a<text:tab/><text:tab/><text:tab/>tail "abc" = 'a'</text:span></text:p>
      <text:p text:style-name="P1"><text:span text:style-name="T2">tail<text:tab/><text:tab/>:: [a] -&gt; [a] <text:tab/><text:tab/><text:tab/>tail "abc" = "bc"</text:span></text:p>
      <text:p text:style-name="P1"><text:span text:style-name="T2">init<text:tab/><text:tab/>:: [a] -&gt; [a]<text:tab/><text:tab/><text:tab/>init "abcd" = "abc"</text:span></text:p>
      <text:p text:style-name="P1"><text:span text:style-name="T2">last<text:tab/><text:tab/>:: [a] -&gt; a <text:tab/><text:tab/><text:tab/>last "abcde" = 'e'</text:span></text:p>
      <text:p text:style-name="P1"><text:span text:style-name="T2">null<text:tab/><text:tab/>:: [a] -&gt; Bool<text:tab/><text:tab/><text:tab/>null [1,2,3] = false <text:s text:c="2"/>null [] = true</text:span></text:p>
      <text:p text:style-name="P1"><text:span text:style-name="T2">minimum<text:tab/>:: Ord a =&gt; [a] -&gt; a<text:tab/><text:tab/>minimum [2,3,1,4] = 1<text:tab/><text:tab/>// &lt;&gt; maximum</text:span></text:p>
      <text:p text:style-name="P2"/>
      <text:p text:style-name="P1"><text:span text:style-name="T2">filter<text:tab/><text:tab/>:: (a -&gt; Bool) -&gt; [a] -&gt; [a]<text:tab/><text:tab/>filter (=='a') "abcabcabc" = "aaa"</text:span></text:p>
      <text:p text:style-name="P1"><text:span text:style-name="T2">foldl<text:tab/><text:tab/>:: (a -&gt; b -&gt; a) -&gt; a -&gt; [b] -&gt; a <text:tab/>foldl (+) 0 [a,b,c] = ((0+a)+b)+c</text:span></text:p>
      <text:p text:style-name="P1"><text:span text:style-name="T2">foldr<text:tab/><text:tab/>:: (a -&gt; b -&gt; b) -&gt; b -&gt; [a] -&gt; b <text:tab/>foldr (+) 0 [a,b,c] = a+(b+(c+0))</text:span></text:p>
      <text:p text:style-name="P2"/>
      <text:p text:style-name="P1"><text:span text:style-name="T2">zip<text:tab/><text:tab/>:: [a] -&gt; [b] -&gt; [(a, b)] <text:tab/><text:tab/>zip "abc" "de" = [('a','d'), ('b',e')]</text:span></text:p>
      <text:p text:style-name="P1"><text:span text:style-name="T2">zipWith<text:tab/><text:tab/>:: (a -&gt; b -&gt; c) -&gt; [a] -&gt; [b] -&gt; [c] <text:tab/>zipWith (+) [1,2] [3,4] = [4,6]</text:span></text:p>
      <text:p text:style-name="P2"/>
      <text:p text:style-name="P1"><text:span text:style-name="T2">iterate<text:tab/><text:tab/>:: (a -&gt; a) -&gt; a -&gt; [a] <text:tab/><text:tab/>iterate (+2) 1 = [1,3,5,7,...] = odds</text:span></text:p>
      <text:p text:style-name="P1"><text:span text:style-name="T2">repeat<text:tab/><text:tab/>:: a -&gt; [a] <text:tab/><text:tab/><text:tab/>repeat 'a' = "aaaaaaaaa..."</text:span></text:p>
      <text:p text:style-name="P1"><text:span text:style-name="T2">replicate<text:tab/>:: Int -&gt; a -&gt; [a] <text:tab/><text:tab/><text:tab/>replicate 4 'a' = "aaaa"</text:span></text:p>
      <text:p text:style-name="P2"/>
      <text:p text:style-name="P1"><text:soft-page-break/><text:span text:style-name="T2">(!!) <text:s text:c="12"/>Listenzugriff<text:tab/>[0,1,2] !! 1 = 1<text:tab/>(&amp;&amp;) <text:s text:c="12"/>Boolean 'and'</text:span></text:p>
      <text:p text:style-name="P1"><text:span text:style-name="T2">(||) <text:s text:c="12"/>Boolean 'or'<text:tab/><text:tab/><text:tab/>(++) <text:s text:c="12"/>Listen koncat<text:tab/><text:tab/>"ab" ++ "de" = "abde"</text:span></text:p>
      <text:p text:style-name="P1"><text:span text:style-name="T2">(^) <text:s text:c="13"/>power<text:tab/><text:tab/><text:tab/>(^^) <text:s text:c="12"/>power (negativer exp erlaubt)</text:span></text:p>
      <text:p text:style-name="P2"/>
      <text:p text:style-name="P1"><text:span text:style-name="T2">Datent</text:span><text:span text:style-name="T3">ypen </text:span></text:p>
      <text:p text:style-name="P1"><draw:frame draw:style-name="fr1" text:anchor-type="as-char" svg:width="6in" svg:height="2.0165in" draw:z-index="0"><draw:image xlink:href="Pictures/200000090006271900021160FDF7C328.wmf" xlink:type="simple" xlink:show="embed" xlink:actuate="onLoad"/></draw:frame></text:p>
      <text:p text:style-name="P1"><text:span text:style-name="T2">'Empty' und 'Stacked' sind Konstruktoren f</text:span><text:span text:style-name="T4">ür Stack. Zugriff auf Felder über Konstruktoren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8" meta:word-count="315" meta:character-count="1568" meta:non-whitespace-character-count="1142"/>
    <meta:generator>LibreOffice/4.2.2.1$Windows_x86 LibreOffice_project/3be8cda0bddd8e430d8cda1ebfd581265cca5a0f</meta:generator>
  </office:meta>
</office:document-meta>
</file>